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5077718302961761642"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2472641928373330253"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5665565218851233361"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4532833559295952685"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486450252497767296"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125878362129520776" text:style-name="L6">
        <text:list-item>
          <text:list>
            <text:list-header>
              <text:p text:style-name="P197"><text:span text:style-name="T1">warm up:</text:span> 0.2 mile jog and rest 2 minutes</text:p>
              <text:p text:style-name="P197"><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7830483296674393"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2969674180134198955"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0742969" text:continue-list="list7830483296674393"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79243046209709575"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730731"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752177"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0752136" text:continue-numbering="true" text:style-name="L9">
        <text:list-item>
          <text:list>
            <text:list-header>
              <text:p text:style-name="P198">Warm down: <text:span text:style-name="T2">0.25 mile jog home</text:span></text:p>
              <text:p text:style-name="P199"/>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0750086" text:continue-numbering="true" text:style-name="L9">
        <text:list-item>
          <text:list>
            <text:list-header>
              <text:p text:style-name="P199">Time for 4.8 miles: 56: 32, Ave Pace: 11:51/mile, Ave HR:118,-&gt;1399 heartbeats/Mile</text:p>
              <text:p text:style-name="P19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731326"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505661947470039368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4429255351111611841"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312927973575194971"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743732" text:continue-numbering="true" text:style-name="L12">
        <text:list-item>
          <text:list>
            <text:list-header>
              <text:p text:style-name="P203">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748917879330260978"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21632791488123687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810401681128253806" text:style-name="L15">
        <text:list-item>
          <text:list>
            <text:list-header>
              <text:p text:style-name="P172">1.5 miles averaging about 9:40/mile and rest 1 min</text:p>
            </text:list-header>
          </text:list>
        </text:list-item>
      </text:list>
      <text:p text:style-name="P23">1 mile in 8:26 and rest 2 min</text:p>
      <text:list xml:id="list5197424022241928572"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58331754942459943"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752191"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6642568524258229766"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820592876508733970"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595099347444639526"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0734817" text:continue-list="list7820592876508733970" text:style-name="L19">
        <text:list-item>
          <text:list>
            <text:list-header>
              <text:p text:style-name="P176">(Pace*HR)=1240</text:p>
            </text:list-header>
          </text:list>
        </text:list-item>
      </text:list>
      <text:list xml:id="list30739544" text:continue-list="list6642568524258229766" text:style-name="L18">
        <text:list-item>
          <text:list>
            <text:list-header>
              <text:p text:style-name="P175">2 miles at 10:46/mile Ave HR= 121 bpm and rest a few minutes</text:p>
            </text:list-header>
          </text:list>
        </text:list-item>
      </text:list>
      <text:list xml:id="list30725066" text:continue-list="list30734817"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0754468"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278558757769907616"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725174562709005642"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7622716230431498674"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3094206871253364302" text:style-name="L24">
        <text:list-item>
          <text:p text:style-name="P202">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763267607940980611"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995897723657172287"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0736796"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0738968"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568740600757568539"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493849518552950369"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340364934141947108"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813153373667206684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05641953091176613"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260898638096990848" text:style-name="L32">
        <text:list-item>
          <text:list>
            <text:list-header>
              <text:p text:style-name="P186">0.25 miles in 2:54</text:p>
              <text:p text:style-name="P186">1 mile in 9:21 going faster as I ran and ending at around 8:30 pace</text:p>
            </text:list-header>
          </text:list>
        </text:list-item>
      </text:list>
      <text:list xml:id="list7570468182259364903"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4437180131120294374"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6522723182611277162"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2 days</text:span></text:p>
      <text:p text:style-name="P10"><text:span text:style-name="T2"/></text:p>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10"><text:span text:style-name="T2"/></text:p>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10"><text:span text:style-name="T2"/></text:p>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10"><text:span text:style-name="T2">Times for runs : 2:55, 2:56, 2:59, 3:00, 2:56, 2:53, 2:43 </text:span></text:p>
      <text:p text:style-name="P10">Warm down:<text:span text:style-name="T2"> 0.25 miles</text:span></text:p>
      <text:p text:style-name="P23"/>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10"/>
      <text:p text:style-name="P10"/>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text:soft-page-break/>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2971783750012498595"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ext:soft-page-break/>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21T10:48:45.35</dc:date>
    <dc:creator>James Lombardi</dc:creator>
    <meta:editing-duration>P21DT20H51M46S</meta:editing-duration>
    <meta:editing-cycles>1794</meta:editing-cycles>
    <meta:generator>OpenOffice/4.1.2$Win32 OpenOffice.org_project/412m3$Build-9782</meta:generator>
    <meta:document-statistic meta:table-count="0" meta:image-count="9" meta:object-count="0" meta:page-count="181" meta:paragraph-count="5224" meta:word-count="56423" meta:character-count="289337"/>
  </office:meta>
</office:document-meta>
</file>